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1.3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99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T1" style:family="text">
      <style:text-properties style:font-name-asian="WenQuanYi Zen Hei Shar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, Cacc,Vacc, T1 </text:p>
          </table:table-cell>
          <table:table-cell/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Macc, Cacc, Vacc, T2</text:span></text:p>
          </table:table-cell>
          <table:table-cell/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pro, Cpro, Vpro, T3</text:p>
          </table:table-cell>
          <table:table-cell/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pro, Cpro, Vpro, T4</text:span></text:p>
          </table:table-cell>
          <table:table-cell/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c, Clc, Vlc, T5-1, T52</text:p>
          </table:table-cell>
          <table:table-cell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lc, Clc, Vlc,T6</text:span>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pro, Cpro, Vpro, T7</text:p>
          </table:table-cell>
          <table:table-cell/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l, Cbl, Vbl, T8-1, T8-2, T8-3</text:p>
          </table:table-cell>
          <table:table-cell/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Mbl, Cbl, Vbl, T9</text:span></text:p>
          </table:table-cell>
          <table:table-cell/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0000-00-00T16:58:29.789177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0-28T16:58:36.336100054</dc:date>
    <dc:creator>Tristan Braquelaire</dc:creator>
    <meta:editing-duration>PT15M34S</meta:editing-duration>
    <meta:editing-cycles>9</meta:editing-cycles>
    <meta:generator>LibreOffice/4.1.6.2$Linux_X86_64 LibreOffice_project/410$Build-2</meta:generator>
    <meta:document-statistic meta:table-count="1" meta:cell-count="98" meta:object-count="0"/>
    <meta:user-defined meta:name=""/>
  </office:meta>
</office:document-meta>
</file>